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formula="of:=[.A1]&amp;[.B1]" office:value-type="string" office:string-value="1A" calcext:value-type="string">
            <text:p>1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HAR((CODE([.B1])+1))" office:value-type="string" office:string-value="B" calcext:value-type="string">
            <text:p>B</text:p>
          </table:table-cell>
          <table:table-cell table:formula="of:=[.A2]&amp;[.B2]" office:value-type="string" office:string-value="2B" calcext:value-type="string">
            <text:p>2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HAR((CODE([.B2])+1))" office:value-type="string" office:string-value="C" calcext:value-type="string">
            <text:p>C</text:p>
          </table:table-cell>
          <table:table-cell table:formula="of:=[.A3]&amp;[.B3]" office:value-type="string" office:string-value="3C" calcext:value-type="string">
            <text:p>3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HAR((CODE([.B3])+1))" office:value-type="string" office:string-value="D" calcext:value-type="string">
            <text:p>D</text:p>
          </table:table-cell>
          <table:table-cell table:formula="of:=[.A4]&amp;[.B4]" office:value-type="string" office:string-value="4D" calcext:value-type="string">
            <text:p>4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HAR((CODE([.B4])+1))" office:value-type="string" office:string-value="E" calcext:value-type="string">
            <text:p>E</text:p>
          </table:table-cell>
          <table:table-cell table:formula="of:=[.A5]&amp;[.B5]" office:value-type="string" office:string-value="5E" calcext:value-type="string">
            <text:p>5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HAR((CODE([.B5])+1))" office:value-type="string" office:string-value="F" calcext:value-type="string">
            <text:p>F</text:p>
          </table:table-cell>
          <table:table-cell table:formula="of:=[.A6]&amp;[.B6]" office:value-type="string" office:string-value="6F" calcext:value-type="string">
            <text:p>6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HAR((CODE([.B6])+1))" office:value-type="string" office:string-value="G" calcext:value-type="string">
            <text:p>G</text:p>
          </table:table-cell>
          <table:table-cell table:formula="of:=[.A7]&amp;[.B7]" office:value-type="string" office:string-value="7G" calcext:value-type="string">
            <text:p>7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HAR((CODE([.B7])+1))" office:value-type="string" office:string-value="H" calcext:value-type="string">
            <text:p>H</text:p>
          </table:table-cell>
          <table:table-cell table:formula="of:=[.A8]&amp;[.B8]" office:value-type="string" office:string-value="8H" calcext:value-type="string">
            <text:p>8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HAR((CODE([.B8])+1))" office:value-type="string" office:string-value="I" calcext:value-type="string">
            <text:p>I</text:p>
          </table:table-cell>
          <table:table-cell table:formula="of:=[.A9]&amp;[.B9]" office:value-type="string" office:string-value="9I" calcext:value-type="string">
            <text:p>9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HAR((CODE([.B9])+1))" office:value-type="string" office:string-value="J" calcext:value-type="string">
            <text:p>J</text:p>
          </table:table-cell>
          <table:table-cell table:formula="of:=[.A10]&amp;[.B10]" office:value-type="string" office:string-value="10J" calcext:value-type="string">
            <text:p>10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HAR((CODE([.B10])+1))" office:value-type="string" office:string-value="K" calcext:value-type="string">
            <text:p>K</text:p>
          </table:table-cell>
          <table:table-cell table:formula="of:=[.A11]&amp;[.B11]" office:value-type="string" office:string-value="11K" calcext:value-type="string">
            <text:p>11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HAR((CODE([.B11])+1))" office:value-type="string" office:string-value="L" calcext:value-type="string">
            <text:p>L</text:p>
          </table:table-cell>
          <table:table-cell table:formula="of:=[.A12]&amp;[.B12]" office:value-type="string" office:string-value="12L" calcext:value-type="string">
            <text:p>12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HAR((CODE([.B12])+1))" office:value-type="string" office:string-value="M" calcext:value-type="string">
            <text:p>M</text:p>
          </table:table-cell>
          <table:table-cell table:formula="of:=[.A13]&amp;[.B13]" office:value-type="string" office:string-value="13M" calcext:value-type="string">
            <text:p>13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HAR((CODE([.B13])+1))" office:value-type="string" office:string-value="N" calcext:value-type="string">
            <text:p>N</text:p>
          </table:table-cell>
          <table:table-cell table:formula="of:=[.A14]&amp;[.B14]" office:value-type="string" office:string-value="14N" calcext:value-type="string">
            <text:p>14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HAR((CODE([.B14])+1))" office:value-type="string" office:string-value="O" calcext:value-type="string">
            <text:p>O</text:p>
          </table:table-cell>
          <table:table-cell table:formula="of:=[.A15]&amp;[.B15]" office:value-type="string" office:string-value="15O" calcext:value-type="string">
            <text:p>15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HAR((CODE([.B15])+1))" office:value-type="string" office:string-value="P" calcext:value-type="string">
            <text:p>P</text:p>
          </table:table-cell>
          <table:table-cell table:formula="of:=[.A16]&amp;[.B16]" office:value-type="string" office:string-value="16P" calcext:value-type="string">
            <text:p>16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HAR((CODE([.B16])+1))" office:value-type="string" office:string-value="Q" calcext:value-type="string">
            <text:p>Q</text:p>
          </table:table-cell>
          <table:table-cell table:formula="of:=[.A17]&amp;[.B17]" office:value-type="string" office:string-value="17Q" calcext:value-type="string">
            <text:p>17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HAR((CODE([.B17])+1))" office:value-type="string" office:string-value="R" calcext:value-type="string">
            <text:p>R</text:p>
          </table:table-cell>
          <table:table-cell table:formula="of:=[.A18]&amp;[.B18]" office:value-type="string" office:string-value="18R" calcext:value-type="string">
            <text:p>18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HAR((CODE([.B18])+1))" office:value-type="string" office:string-value="S" calcext:value-type="string">
            <text:p>S</text:p>
          </table:table-cell>
          <table:table-cell table:formula="of:=[.A19]&amp;[.B19]" office:value-type="string" office:string-value="19S" calcext:value-type="string">
            <text:p>19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HAR((CODE([.B19])+1))" office:value-type="string" office:string-value="T" calcext:value-type="string">
            <text:p>T</text:p>
          </table:table-cell>
          <table:table-cell table:formula="of:=[.A20]&amp;[.B20]" office:value-type="string" office:string-value="20T" calcext:value-type="string">
            <text:p>20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HAR((CODE([.B20])+1))" office:value-type="string" office:string-value="U" calcext:value-type="string">
            <text:p>U</text:p>
          </table:table-cell>
          <table:table-cell table:formula="of:=[.A21]&amp;[.B21]" office:value-type="string" office:string-value="21U" calcext:value-type="string">
            <text:p>21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HAR((CODE([.B21])+1))" office:value-type="string" office:string-value="V" calcext:value-type="string">
            <text:p>V</text:p>
          </table:table-cell>
          <table:table-cell table:formula="of:=[.A22]&amp;[.B22]" office:value-type="string" office:string-value="22V" calcext:value-type="string">
            <text:p>22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HAR((CODE([.B22])+1))" office:value-type="string" office:string-value="W" calcext:value-type="string">
            <text:p>W</text:p>
          </table:table-cell>
          <table:table-cell table:formula="of:=[.A23]&amp;[.B23]" office:value-type="string" office:string-value="23W" calcext:value-type="string">
            <text:p>23W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HAR((CODE([.B23])+1))" office:value-type="string" office:string-value="X" calcext:value-type="string">
            <text:p>X</text:p>
          </table:table-cell>
          <table:table-cell table:formula="of:=[.A24]&amp;[.B24]" office:value-type="string" office:string-value="24X" calcext:value-type="string">
            <text:p>24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HAR((CODE([.B24])+1))" office:value-type="string" office:string-value="Y" calcext:value-type="string">
            <text:p>Y</text:p>
          </table:table-cell>
          <table:table-cell table:formula="of:=[.A25]&amp;[.B25]" office:value-type="string" office:string-value="25Y" calcext:value-type="string">
            <text:p>25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HAR((CODE([.B25])+1))" office:value-type="string" office:string-value="Z" calcext:value-type="string">
            <text:p>Z</text:p>
          </table:table-cell>
          <table:table-cell table:formula="of:=[.A26]&amp;[.B26]" office:value-type="string" office:string-value="26Z" calcext:value-type="string">
            <text:p>26Z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HAR((CODE([.B26])+1))" office:value-type="string" office:string-value="[" calcext:value-type="string">
            <text:p>[</text:p>
          </table:table-cell>
          <table:table-cell table:formula="of:=[.A27]&amp;[.B27]" office:value-type="string" office:string-value="27[" calcext:value-type="string">
            <text:p>27[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HAR((CODE([.B27])+1))" office:value-type="string" office:string-value="\" calcext:value-type="string">
            <text:p>\</text:p>
          </table:table-cell>
          <table:table-cell table:formula="of:=[.A28]&amp;[.B28]" office:value-type="string" office:string-value="28\" calcext:value-type="string">
            <text:p>28\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HAR((CODE([.B28])+1))" office:value-type="string" office:string-value="]" calcext:value-type="string">
            <text:p>]</text:p>
          </table:table-cell>
          <table:table-cell table:formula="of:=[.A29]&amp;[.B29]" office:value-type="string" office:string-value="29]" calcext:value-type="string">
            <text:p>29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HAR((CODE([.B29])+1))" office:value-type="string" office:string-value="^" calcext:value-type="string">
            <text:p>^</text:p>
          </table:table-cell>
          <table:table-cell table:formula="of:=[.A30]&amp;[.B30]" office:value-type="string" office:string-value="30^" calcext:value-type="string">
            <text:p>30^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HAR((CODE([.B30])+1))" office:value-type="string" office:string-value="_" calcext:value-type="string">
            <text:p>_</text:p>
          </table:table-cell>
          <table:table-cell table:formula="of:=[.A31]&amp;[.B31]" office:value-type="string" office:string-value="31_" calcext:value-type="string">
            <text:p>31_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HAR((CODE([.B31])+1))" office:value-type="string" office:string-value="`" calcext:value-type="string">
            <text:p>`</text:p>
          </table:table-cell>
          <table:table-cell table:formula="of:=[.A32]&amp;[.B32]" office:value-type="string" office:string-value="32`" calcext:value-type="string">
            <text:p>32`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HAR((CODE([.B32])+1))" office:value-type="string" office:string-value="a" calcext:value-type="string">
            <text:p>a</text:p>
          </table:table-cell>
          <table:table-cell table:formula="of:=[.A33]&amp;[.B33]" office:value-type="string" office:string-value="33a" calcext:value-type="string">
            <text:p>33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HAR((CODE([.B33])+1))" office:value-type="string" office:string-value="b" calcext:value-type="string">
            <text:p>b</text:p>
          </table:table-cell>
          <table:table-cell table:formula="of:=[.A34]&amp;[.B34]" office:value-type="string" office:string-value="34b" calcext:value-type="string">
            <text:p>34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HAR((CODE([.B34])+1))" office:value-type="string" office:string-value="c" calcext:value-type="string">
            <text:p>c</text:p>
          </table:table-cell>
          <table:table-cell table:formula="of:=[.A35]&amp;[.B35]" office:value-type="string" office:string-value="35c" calcext:value-type="string">
            <text:p>35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HAR((CODE([.B35])+1))" office:value-type="string" office:string-value="d" calcext:value-type="string">
            <text:p>d</text:p>
          </table:table-cell>
          <table:table-cell table:formula="of:=[.A36]&amp;[.B36]" office:value-type="string" office:string-value="36d" calcext:value-type="string">
            <text:p>36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HAR((CODE([.B36])+1))" office:value-type="string" office:string-value="e" calcext:value-type="string">
            <text:p>e</text:p>
          </table:table-cell>
          <table:table-cell table:formula="of:=[.A37]&amp;[.B37]" office:value-type="string" office:string-value="37e" calcext:value-type="string">
            <text:p>37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HAR((CODE([.B37])+1))" office:value-type="string" office:string-value="f" calcext:value-type="string">
            <text:p>f</text:p>
          </table:table-cell>
          <table:table-cell table:formula="of:=[.A38]&amp;[.B38]" office:value-type="string" office:string-value="38f" calcext:value-type="string">
            <text:p>38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HAR((CODE([.B38])+1))" office:value-type="string" office:string-value="g" calcext:value-type="string">
            <text:p>g</text:p>
          </table:table-cell>
          <table:table-cell table:formula="of:=[.A39]&amp;[.B39]" office:value-type="string" office:string-value="39g" calcext:value-type="string">
            <text:p>39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HAR((CODE([.B39])+1))" office:value-type="string" office:string-value="h" calcext:value-type="string">
            <text:p>h</text:p>
          </table:table-cell>
          <table:table-cell table:formula="of:=[.A40]&amp;[.B40]" office:value-type="string" office:string-value="40h" calcext:value-type="string">
            <text:p>40h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HAR((CODE([.B40])+1))" office:value-type="string" office:string-value="i" calcext:value-type="string">
            <text:p>i</text:p>
          </table:table-cell>
          <table:table-cell table:formula="of:=[.A41]&amp;[.B41]" office:value-type="string" office:string-value="41i" calcext:value-type="string">
            <text:p>41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HAR((CODE([.B41])+1))" office:value-type="string" office:string-value="j" calcext:value-type="string">
            <text:p>j</text:p>
          </table:table-cell>
          <table:table-cell table:formula="of:=[.A42]&amp;[.B42]" office:value-type="string" office:string-value="42j" calcext:value-type="string">
            <text:p>42j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HAR((CODE([.B42])+1))" office:value-type="string" office:string-value="k" calcext:value-type="string">
            <text:p>k</text:p>
          </table:table-cell>
          <table:table-cell table:formula="of:=[.A43]&amp;[.B43]" office:value-type="string" office:string-value="43k" calcext:value-type="string">
            <text:p>43k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HAR((CODE([.B43])+1))" office:value-type="string" office:string-value="l" calcext:value-type="string">
            <text:p>l</text:p>
          </table:table-cell>
          <table:table-cell table:formula="of:=[.A44]&amp;[.B44]" office:value-type="string" office:string-value="44l" calcext:value-type="string">
            <text:p>44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HAR((CODE([.B44])+1))" office:value-type="string" office:string-value="m" calcext:value-type="string">
            <text:p>m</text:p>
          </table:table-cell>
          <table:table-cell table:formula="of:=[.A45]&amp;[.B45]" office:value-type="string" office:string-value="45m" calcext:value-type="string">
            <text:p>45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HAR((CODE([.B45])+1))" office:value-type="string" office:string-value="n" calcext:value-type="string">
            <text:p>n</text:p>
          </table:table-cell>
          <table:table-cell table:formula="of:=[.A46]&amp;[.B46]" office:value-type="string" office:string-value="46n" calcext:value-type="string">
            <text:p>46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HAR((CODE([.B46])+1))" office:value-type="string" office:string-value="o" calcext:value-type="string">
            <text:p>o</text:p>
          </table:table-cell>
          <table:table-cell table:formula="of:=[.A47]&amp;[.B47]" office:value-type="string" office:string-value="47o" calcext:value-type="string">
            <text:p>47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HAR((CODE([.B47])+1))" office:value-type="string" office:string-value="p" calcext:value-type="string">
            <text:p>p</text:p>
          </table:table-cell>
          <table:table-cell table:formula="of:=[.A48]&amp;[.B48]" office:value-type="string" office:string-value="48p" calcext:value-type="string">
            <text:p>48p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HAR((CODE([.B48])+1))" office:value-type="string" office:string-value="q" calcext:value-type="string">
            <text:p>q</text:p>
          </table:table-cell>
          <table:table-cell table:formula="of:=[.A49]&amp;[.B49]" office:value-type="string" office:string-value="49q" calcext:value-type="string">
            <text:p>49q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HAR((CODE([.B49])+1))" office:value-type="string" office:string-value="r" calcext:value-type="string">
            <text:p>r</text:p>
          </table:table-cell>
          <table:table-cell table:formula="of:=[.A50]&amp;[.B50]" office:value-type="string" office:string-value="50r" calcext:value-type="string">
            <text:p>50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1:04:36.924044506</meta:creation-date>
    <dc:date>2018-02-25T21:11:35.379455348</dc:date>
    <meta:editing-duration>PT6M58S</meta:editing-duration>
    <meta:editing-cycles>1</meta:editing-cycles>
    <meta:document-statistic meta:table-count="1" meta:cell-count="150" meta:object-count="0"/>
    <meta:generator>LibreOffice/5.4.1.2.0$Linux_X86_64 LibreOffice_project/40m0$Build-2</meta:generator>
  </office:meta>
</office:document-meta>
</file>